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4_21-10-55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14_23-28-14_000.jpg</text:p>
          </table:table-cell>
          <table:table-cell table:style-name="ce26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6" table:formula="of:=IF([.E3]=&quot;&quot;;[.C3];CONCATENATE([.C3];&quot; / &quot;;[.E3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14_23-53-31_000.jpg</text:p>
          </table:table-cell>
          <table:table-cell table:style-name="ce26" office:value-type="string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18"/>
          <table:table-cell table:style-name="ce4"/>
          <table:table-cell table:style-name="ce4" office:value-type="string">
            <text:p>N-35-35-28.642272 E-139-34-48.446044</text:p>
          </table:table-cell>
          <table:table-cell table:style-name="ce36" table:formula="of:=IF([.E4]=&quot;&quot;;[.C4];CONCATENATE([.C4];&quot; / &quot;;[.E4]))" office:value-type="string" office:string-value=":PHOTO 記録 / 経過記録；作ったもの / food=焼酎漬け / material=ニンニク：３玉；liquor=麦焼酎：400ml,time=~,container=big-medium-jar-at-kitchen / type=~,other=~">
            <text:p>:PHOTO 記録 / 経過記録；作ったもの / food=焼酎漬け / material=ニンニク：３玉；liquor=麦焼酎：400ml,time=~,container=big-medium-jar-at-kitchen / type=~,other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14_23-53-39_000.jpg</text:p>
          </table:table-cell>
          <table:table-cell table:style-name="ce26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9"/>
          <table:table-cell table:style-name="ce4"/>
          <table:table-cell table:style-name="ce4" office:value-type="string">
            <text:p>N-35-35-28.642272 E-139-34-48.446044</text:p>
          </table:table-cell>
          <table:table-cell table:style-name="ce36" table:formula="of:=IF([.E5]=&quot;&quot;;[.C5];CONCATENATE([.C5];&quot; / &quot;;[.E5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5_02-47-41_000.jpg</text:p>
          </table:table-cell>
          <table:table-cell table:style-name="ce19" office:value-type="string">
            <text:p>:m :PHOTO 寝た時刻 / 2020 / オナニー、2:00ぐらいか、未了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:m :PHOTO 寝た時刻 / 2020 / オナニー、2:00ぐらいか、未了">
            <text:p>:m :PHOTO 寝た時刻 / 2020 / オナニー、2:00ぐらいか、未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15_02-51-47_000.jpg</text:p>
          </table:table-cell>
          <table:table-cell table:style-name="ce20" office:value-type="string">
            <text:p>:PHOTO 記録 / @自室 / 充電：電池：単３ / for=夜用 / 開始</text:p>
          </table:table-cell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string" office:string-value=":PHOTO 記録 / @自室 / 充電：電池：単３ / for=夜用 / 開始">
            <text:p>:PHOTO 記録 / @自室 / 充電：電池：単３ / for=夜用 / 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15_08-12-10_000.jpg</text:p>
          </table:table-cell>
          <table:table-cell table:style-name="ce19" office:value-type="string">
            <text:p>:m 東和 PHOTO / 210112tu,210113w / 曙橋駅 / 新宿区四谷坂町計画 / １名 / ホクシン設備（大勝） / 日誌</text:p>
          </table:table-cell>
          <table:table-cell table:style-name="ce20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6" table:formula="of:=IF([.E8]=&quot;&quot;;[.C8];CONCATENATE([.C8];&quot; / &quot;;[.E8]))" office:value-type="string" office:string-value=":m 東和 PHOTO / 210112tu,210113w / 曙橋駅 / 新宿区四谷坂町計画 / １名 / ホクシン設備（大勝） / 日誌">
            <text:p>:m 東和 PHOTO / 210112tu,210113w / 曙橋駅 / 新宿区四谷坂町計画 / １名 / ホクシン設備（大勝） / 日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15_08-12-49_000.jpg</text:p>
          </table:table-cell>
          <table:table-cell table:style-name="ce20" office:value-type="string">
            <text:p>:m :lets / action activity / やること / 数学、研究：複雑性；ランダム ||| :m pur / genre=コンピュータ関連,item=連結器具、LANケーブル用</text:p>
          </table:table-cell>
          <table:table-cell table:style-name="ce19"/>
          <table:table-cell table:style-name="ce4"/>
          <table:table-cell table:style-name="ce4" office:value-type="string">
            <text:p>N-35-35-28.697204 E-139-34-49.160156</text:p>
          </table:table-cell>
          <table:table-cell table:style-name="ce36" table:formula="of:=IF([.E9]=&quot;&quot;;[.C9];CONCATENATE([.C9];&quot; / &quot;;[.E9]))" office:value-type="string" office:string-value=":m :lets / action activity / やること / 数学、研究：複雑性；ランダム ||| :m pur / genre=コンピュータ関連,item=連結器具、LANケーブル用">
            <text:p>:m :lets / action activity / やること / 数学、研究：複雑性；ランダム ||| :m pur / genre=コンピュータ関連,item=連結器具、LANケーブル用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15_10-45-52_000.jpg</text:p>
          </table:table-cell>
          <table:table-cell table:style-name="ce17" office:value-type="string">
            <text:p>:m RES 1-2*2 / free# JVEMV6 68#_16(T.8-2_1;T.11-1_1) / 68. theoretical-physics(tp) / A.1. mathematics / topics=超越数；情報量；,w:代数方程式；情報エントロピー；加法性other=~;think~ / N~</text:p>
          </table:table-cell>
          <table:table-cell table:style-name="ce17"/>
          <table:table-cell table:style-name="ce4"/>
          <table:table-cell table:style-name="ce4" office:value-type="string">
            <text:p>N-35-35-28.477478 E-139-34-49.709472</text:p>
          </table:table-cell>
          <table:table-cell table:style-name="ce36" table:formula="of:=IF([.E10]=&quot;&quot;;[.C10];CONCATENATE([.C10];&quot; / &quot;;[.E10]))" office:value-type="string" office:string-value=":m RES 1-2*2 / free# JVEMV6 68#_16(T.8-2_1;T.11-1_1) / 68. theoretical-physics(tp) / A.1. mathematics / topics=超越数；情報量；,w:代数方程式；情報エントロピー；加法性other=~;think~ / N~">
            <text:p>:m RES 1-2*2 / free# JVEMV6 68#_16(T.8-2_1;T.11-1_1) / 68. theoretical-physics(tp) / A.1. mathematics / topics=超越数；情報量；,w:代数方程式；情報エントロピー；加法性other=~;think~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20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20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5">2021/01/15</text:date>, <text:time>11:42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5T11:42:53.25</dc:date>
    <dc:creator>iwabuchi ken</dc:creator>
    <meta:editing-duration>P30DT11H51M36S</meta:editing-duration>
    <meta:editing-cycles>11304</meta:editing-cycles>
    <meta:document-statistic meta:table-count="1" meta:cell-count="445" meta:object-count="0"/>
  </office:meta>
</office:document-meta>
</file>